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00%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paragraph-properties fo:text-align="justify" fo:line-height="100%"/>
    </style:style>
    <style:style style:name="P3" style:parent-style-name="Paragraphedeliste" style:list-style-name="LFO1" style:family="paragraph">
      <style:paragraph-properties fo:text-align="center" fo:line-height="100%"/>
      <style:text-properties fo:font-weight="bold" style:font-weight-asian="bold" fo:font-size="14pt" style:font-size-asian="14pt" style:font-size-complex="14pt"/>
    </style:style>
    <style:style style:name="P4" style:parent-style-name="Paragraphedeliste" style:list-style-name="LFO1" style:family="paragraph">
      <style:paragraph-properties fo:text-align="center" fo:line-height="100%"/>
      <style:text-properties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text-align="justify" fo:line-height="100%"/>
    </style:style>
    <style:style style:name="P6" style:parent-style-name="Normal" style:family="paragraph">
      <style:paragraph-properties fo:text-align="justify" fo:line-height="100%"/>
    </style:style>
    <style:style style:name="P7" style:parent-style-name="Normal" style:family="paragraph">
      <style:paragraph-properties fo:text-align="center" fo:line-height="100%"/>
      <style:text-properties fo:font-weight="bold" style:font-weight-asian="bold"/>
    </style:style>
    <style:style style:name="P8" style:parent-style-name="Normal" style:family="paragraph">
      <style:paragraph-properties fo:text-align="justify" fo:line-height="100%"/>
      <style:text-properties fo:font-weight="bold" style:font-weight-asian="bold"/>
    </style:style>
    <style:style style:name="P9" style:parent-style-name="Normal" style:family="paragraph">
      <style:paragraph-properties fo:text-align="justify" fo:line-height="100%"/>
    </style:style>
    <style:style style:name="P10" style:parent-style-name="Normal" style:family="paragraph">
      <style:paragraph-properties fo:text-align="justify" fo:line-height="100%"/>
    </style:style>
    <style:style style:name="P11" style:parent-style-name="Normal" style:family="paragraph">
      <style:paragraph-properties fo:text-align="justify" fo:line-height="100%"/>
    </style:style>
    <style:style style:name="P12" style:parent-style-name="Normal" style:family="paragraph">
      <style:paragraph-properties fo:text-align="justify" fo:line-height="100%"/>
    </style:style>
    <style:style style:name="P13" style:parent-style-name="Normal" style:family="paragraph">
      <style:paragraph-properties fo:text-align="justify" fo:line-height="100%"/>
    </style:style>
    <style:style style:name="P14" style:parent-style-name="Normal" style:family="paragraph">
      <style:paragraph-properties fo:text-align="justify" fo:line-height="100%"/>
    </style:style>
    <style:style style:name="P15" style:parent-style-name="Normal" style:family="paragraph">
      <style:paragraph-properties fo:text-align="justify" fo:line-height="100%"/>
    </style:style>
    <style:style style:name="P16" style:parent-style-name="Normal" style:family="paragraph">
      <style:paragraph-properties fo:text-align="justify" fo:line-height="100%"/>
    </style:style>
    <style:style style:name="P17" style:parent-style-name="Normal" style:family="paragraph">
      <style:paragraph-properties fo:text-align="justify" fo:line-height="100%"/>
    </style:style>
    <style:style style:name="T18" style:parent-style-name="Policepardéfaut" style:family="text">
      <style:text-properties fo:font-weight="bold" style:font-weight-asian="bold"/>
    </style:style>
    <style:style style:name="P19" style:parent-style-name="Normal" style:family="paragraph">
      <style:paragraph-properties fo:text-align="justify" fo:line-height="100%"/>
    </style:style>
    <style:style style:name="P20" style:parent-style-name="Normal" style:family="paragraph">
      <style:paragraph-properties fo:text-align="justify" fo:line-height="100%"/>
    </style:style>
    <style:style style:name="P21" style:parent-style-name="Normal" style:family="paragraph">
      <style:paragraph-properties fo:text-align="justify" fo:line-height="100%"/>
    </style:style>
    <style:style style:name="P22" style:parent-style-name="Normal" style:family="paragraph">
      <style:paragraph-properties fo:text-align="justify" fo:line-height="100%"/>
      <style:text-properties fo:font-weight="bold" style:font-weight-asian="bold"/>
    </style:style>
    <style:style style:name="P23" style:parent-style-name="Normal" style:family="paragraph">
      <style:paragraph-properties fo:text-align="justify" fo:line-height="100%"/>
      <style:text-properties fo:font-weight="bold" style:font-weight-asian="bold"/>
    </style:style>
    <style:style style:name="P24" style:parent-style-name="Normal" style:family="paragraph">
      <style:paragraph-properties fo:text-align="justify" fo:line-height="100%"/>
    </style:style>
    <style:style style:name="P25" style:parent-style-name="Normal" style:family="paragraph">
      <style:paragraph-properties fo:text-align="justify" fo:line-height="100%"/>
    </style:style>
    <style:style style:name="P26" style:parent-style-name="Normal" style:family="paragraph">
      <style:paragraph-properties fo:text-align="justify" fo:line-height="100%"/>
    </style:style>
    <style:style style:name="P27" style:parent-style-name="Normal" style:family="paragraph">
      <style:paragraph-properties fo:text-align="justify" fo:line-height="100%"/>
    </style:style>
    <style:style style:name="P28" style:parent-style-name="Normal" style:family="paragraph">
      <style:paragraph-properties fo:text-align="justify" fo:line-height="100%"/>
    </style:style>
    <style:style style:name="P29" style:parent-style-name="Normal" style:family="paragraph">
      <style:paragraph-properties fo:text-align="justify" fo:line-height="100%"/>
    </style:style>
    <style:style style:name="P30" style:parent-style-name="Normal" style:family="paragraph">
      <style:paragraph-properties fo:text-align="justify" fo:line-height="100%"/>
    </style:style>
    <style:style style:name="P31" style:parent-style-name="Normal" style:family="paragraph">
      <style:paragraph-properties fo:text-align="justify" fo:line-height="100%"/>
    </style:style>
    <style:style style:name="P32" style:parent-style-name="Normal" style:family="paragraph">
      <style:paragraph-properties fo:text-align="justify" fo:line-height="100%"/>
      <style:text-properties fo:font-weight="bold" style:font-weight-asian="bold"/>
    </style:style>
    <style:style style:name="P33" style:parent-style-name="Normal" style:family="paragraph">
      <style:paragraph-properties fo:text-align="justify" fo:line-height="100%"/>
    </style:style>
    <style:style style:name="P34" style:parent-style-name="Normal" style:family="paragraph">
      <style:paragraph-properties fo:text-align="justify" fo:line-height="100%"/>
    </style:style>
    <style:style style:name="P35" style:parent-style-name="Normal" style:family="paragraph">
      <style:paragraph-properties fo:text-align="justify" fo:line-height="100%"/>
    </style:style>
    <style:style style:name="P36" style:parent-style-name="Normal" style:family="paragraph">
      <style:paragraph-properties fo:text-align="justify" fo:line-height="100%"/>
    </style:style>
    <style:style style:name="P37" style:parent-style-name="Normal" style:family="paragraph">
      <style:paragraph-properties fo:text-align="justify" fo:line-height="100%"/>
    </style:style>
    <style:style style:name="P38" style:parent-style-name="Normal" style:family="paragraph">
      <style:paragraph-properties fo:text-align="justify" fo:line-height="100%"/>
    </style:style>
    <style:style style:name="P39" style:parent-style-name="Normal" style:family="paragraph">
      <style:paragraph-properties fo:text-align="justify" fo:line-height="100%"/>
    </style:style>
    <style:style style:name="P40" style:parent-style-name="Normal" style:family="paragraph">
      <style:paragraph-properties fo:text-align="justify" fo:line-height="100%"/>
    </style:style>
    <style:style style:name="P41" style:parent-style-name="Normal" style:family="paragraph">
      <style:paragraph-properties fo:text-align="justify" fo:line-height="100%"/>
    </style:style>
    <style:style style:name="P42" style:parent-style-name="Normal" style:family="paragraph">
      <style:paragraph-properties fo:text-align="justify" fo:line-height="100%"/>
    </style:style>
    <style:style style:name="P43" style:parent-style-name="Normal" style:family="paragraph">
      <style:paragraph-properties fo:text-align="justify" fo:line-height="100%"/>
    </style:style>
    <style:style style:name="P44" style:parent-style-name="Normal" style:family="paragraph">
      <style:paragraph-properties fo:text-align="justify" fo:line-height="100%"/>
    </style:style>
    <style:style style:name="P45" style:parent-style-name="Normal" style:family="paragraph">
      <style:paragraph-properties fo:text-align="justify" fo:line-height="100%"/>
    </style:style>
    <style:style style:name="P46" style:parent-style-name="Normal" style:family="paragraph">
      <style:paragraph-properties fo:text-align="justify" fo:line-height="100%"/>
      <style:text-properties fo:font-weight="bold" style:font-weight-asian="bold"/>
    </style:style>
    <style:style style:name="P47" style:parent-style-name="Normal" style:family="paragraph">
      <style:paragraph-properties fo:text-align="justify" fo:line-height="100%"/>
    </style:style>
    <style:style style:name="P48" style:parent-style-name="Normal" style:family="paragraph">
      <style:paragraph-properties fo:text-align="justify" fo:line-height="100%"/>
    </style:style>
    <style:style style:name="P49" style:parent-style-name="Normal" style:family="paragraph">
      <style:paragraph-properties fo:text-align="justify" fo:line-height="100%"/>
    </style:style>
    <style:style style:name="P50" style:parent-style-name="Normal" style:family="paragraph">
      <style:paragraph-properties fo:text-align="justify" fo:line-height="100%"/>
      <style:text-properties fo:font-weight="bold" style:font-weight-asian="bold"/>
    </style:style>
    <style:style style:name="P51" style:parent-style-name="Normal" style:family="paragraph">
      <style:paragraph-properties fo:text-align="justify" fo:line-height="100%"/>
      <style:text-properties fo:font-weight="bold" style:font-weight-asian="bold"/>
    </style:style>
    <style:style style:name="P52" style:parent-style-name="Normal" style:family="paragraph">
      <style:paragraph-properties fo:text-align="justify" fo:line-height="100%"/>
    </style:style>
    <style:style style:name="P53" style:parent-style-name="Normal" style:family="paragraph">
      <style:paragraph-properties fo:text-align="justify" fo:line-height="100%"/>
    </style:style>
    <style:style style:name="P54" style:parent-style-name="Normal" style:family="paragraph">
      <style:paragraph-properties fo:text-align="justify" fo:line-height="100%"/>
    </style:style>
    <style:style style:name="P55" style:parent-style-name="Normal" style:family="paragraph">
      <style:paragraph-properties fo:text-align="justify" fo:line-height="100%"/>
    </style:style>
    <style:style style:name="P56" style:parent-style-name="Normal" style:family="paragraph">
      <style:paragraph-properties fo:text-align="justify" fo:line-height="100%"/>
      <style:text-properties fo:font-weight="bold" style:font-weight-asian="bold"/>
    </style:style>
    <style:style style:name="P57" style:parent-style-name="Normal" style:family="paragraph">
      <style:paragraph-properties fo:text-align="justify" fo:line-height="100%"/>
    </style:style>
    <style:style style:name="P58" style:parent-style-name="Normal" style:family="paragraph">
      <style:paragraph-properties fo:text-align="justify" fo:line-height="100%"/>
    </style:style>
    <style:style style:name="P59" style:parent-style-name="Normal" style:family="paragraph">
      <style:paragraph-properties fo:text-align="justify" fo:line-height="100%"/>
    </style:style>
    <style:style style:name="P60" style:parent-style-name="Normal" style:family="paragraph">
      <style:paragraph-properties fo:text-align="justify" fo:line-height="100%"/>
      <style:text-properties fo:font-weight="bold" style:font-weight-asian="bold"/>
    </style:style>
    <style:style style:name="P61" style:parent-style-name="Normal" style:family="paragraph">
      <style:paragraph-properties fo:text-align="justify" fo:line-height="100%"/>
    </style:style>
    <style:style style:name="P62" style:parent-style-name="Normal" style:family="paragraph">
      <style:paragraph-properties fo:text-align="justify" fo:line-height="100%"/>
    </style:style>
    <style:style style:name="P63" style:parent-style-name="Normal" style:family="paragraph">
      <style:paragraph-properties fo:text-align="justify" fo:line-height="100%"/>
    </style:style>
    <style:style style:name="P64" style:parent-style-name="Normal" style:family="paragraph">
      <style:paragraph-properties fo:text-align="justify" fo:line-height="100%"/>
    </style:style>
    <style:style style:name="P65" style:parent-style-name="Normal" style:family="paragraph">
      <style:paragraph-properties fo:text-align="justify" fo:line-height="100%"/>
    </style:style>
    <style:style style:name="P66" style:parent-style-name="Normal" style:family="paragraph">
      <style:paragraph-properties fo:text-align="justify" fo:line-height="100%"/>
      <style:text-properties fo:font-weight="bold" style:font-weight-asian="bold"/>
    </style:style>
    <style:style style:name="P67" style:parent-style-name="Normal" style:family="paragraph">
      <style:paragraph-properties fo:text-align="justify" fo:line-height="100%"/>
    </style:style>
    <style:style style:name="P68" style:parent-style-name="Normal" style:family="paragraph">
      <style:paragraph-properties fo:text-align="justify" fo:line-height="100%"/>
    </style:style>
    <style:style style:name="P69" style:parent-style-name="Normal" style:family="paragraph">
      <style:paragraph-properties fo:text-align="justify" fo:line-height="100%"/>
    </style:style>
    <style:style style:name="P70" style:parent-style-name="Normal" style:family="paragraph">
      <style:paragraph-properties fo:text-align="justify" fo:line-height="100%"/>
    </style:style>
    <style:style style:name="P71" style:parent-style-name="Normal" style:family="paragraph">
      <style:paragraph-properties fo:text-align="justify" fo:line-height="100%"/>
      <style:text-properties fo:font-weight="bold" style:font-weight-asian="bold"/>
    </style:style>
    <style:style style:name="P72" style:parent-style-name="Normal" style:family="paragraph">
      <style:paragraph-properties fo:text-align="justify" fo:line-height="100%"/>
    </style:style>
    <style:style style:name="P73" style:parent-style-name="Normal" style:family="paragraph">
      <style:paragraph-properties fo:text-align="justify" fo:line-height="100%"/>
    </style:style>
    <style:style style:name="P74" style:parent-style-name="Normal" style:family="paragraph">
      <style:paragraph-properties fo:text-align="justify" fo:line-height="100%"/>
    </style:style>
    <style:style style:name="P75" style:parent-style-name="Normal" style:family="paragraph">
      <style:paragraph-properties fo:text-align="justify" fo:line-height="100%"/>
    </style:style>
    <style:style style:name="P76" style:parent-style-name="Normal" style:family="paragraph">
      <style:paragraph-properties fo:text-align="justify" fo:line-height="100%"/>
    </style:style>
    <style:style style:name="P77" style:parent-style-name="Normal" style:family="paragraph">
      <style:paragraph-properties fo:text-align="justify" fo:line-height="100%"/>
    </style:style>
    <style:style style:name="P78" style:parent-style-name="Normal" style:family="paragraph">
      <style:paragraph-properties fo:text-align="justify" fo:line-height="100%"/>
    </style:style>
    <style:style style:name="P79" style:parent-style-name="Normal" style:family="paragraph">
      <style:paragraph-properties fo:text-align="justify" fo:line-height="100%"/>
    </style:style>
    <style:style style:name="P80" style:parent-style-name="Normal" style:family="paragraph">
      <style:paragraph-properties fo:text-align="justify" fo:line-height="100%"/>
    </style:style>
    <style:style style:name="P81" style:parent-style-name="Normal" style:family="paragraph">
      <style:paragraph-properties fo:text-align="justify" fo:line-height="100%"/>
    </style:style>
    <style:style style:name="P82" style:parent-style-name="Normal" style:family="paragraph">
      <style:paragraph-properties fo:text-align="justify" fo:line-height="100%"/>
    </style:style>
    <style:style style:name="P83" style:parent-style-name="Normal" style:family="paragraph">
      <style:paragraph-properties fo:text-align="justify" fo:line-height="100%"/>
    </style:style>
    <style:style style:name="P84" style:parent-style-name="Normal" style:family="paragraph">
      <style:paragraph-properties fo:text-align="justify" fo:line-height="100%"/>
    </style:style>
  </office:automatic-styles>
  <office:body>
    <office:text text:use-soft-page-breaks="true">
      <text:p text:style-name="P1">Cahier des charges pour le site web IgoTech</text:p>
      <text:p text:style-name="P2"/>
      <text:list text:style-name="LFO1" text:continue-numbering="true">
        <text:list-item>
          <text:p text:style-name="P3">Introduction</text:p>
        </text:list-item>
        <text:list-item>
          <text:p text:style-name="P4"/>
        </text:list-item>
      </text:list>
      <text:p text:style-name="P5">Projet :<text:s/>Site web pour l'agence digitale IgoTech</text:p>
      <text:p text:style-name="P6">Objectif :<text:s/>Présenter les services, le portfolio et les témoignages de<text:s/>l'agence, et permettre aux visiteurs de prendre contact.</text:p>
      <text:p text:style-name="P7">2. Structure du site</text:p>
      <text:p text:style-name="P8">2.1 Pages et sections</text:p>
      <text:p text:style-name="P9">-<text:s/>Header :<text:s/>Logo (IgoTech) et menu de navigation (Services, Portfolio, Témoignages, Contact)</text:p>
      <text:p text:style-name="P10">-<text:s/>Hero :<text:s/>Section d'accueil avec titre, description et<text:s/>bouton d'appel à l'action</text:p>
      <text:p text:style-name="P11">-<text:s/>Services :<text:s/>Présentation des 4 services principaux sous forme de grille</text:p>
      <text:p text:style-name="P12">-<text:s/>Portfolio :<text:s/>Affichage des projets récents sous forme de grille</text:p>
      <text:p text:style-name="P13">-<text:s/>Témoignages :<text:s/>Section dédiée aux retours clients</text:p>
      <text:p text:style-name="P14">-<text:s/>Contact :<text:s/>Formulaire de contact (nom, email, message)</text:p>
      <text:p text:style-name="P15">-<text:s/>Footer :<text:s/>Informations légales et coordonnées</text:p>
      <text:p text:style-name="P16"/>
      <text:p text:style-name="P17"><text:s/><text:span text:style-name="T18">2.2 Navigation</text:span></text:p>
      <text:p text:style-name="P19">- Liens ancrés pour une navigation fluide entre les sections</text:p>
      <text:p text:style-name="P20">- Accessible sur toutes les tailles d'écran</text:p>
      <text:p text:style-name="P21"/>
      <text:p text:style-name="P22"><text:s/>3. Design et expérience utilisateur</text:p>
      <text:p text:style-name="P23"><text:s/>3.1 Charte<text:s/>graphique</text:p>
      <text:p text:style-name="P24">- Couleurs principales<text:s/>:</text:p>
      <text:p text:style-name="P25">- Bleu (2b7de9) pour les titres et boutons</text:p>
      <text:p text:style-name="P26">- Blanc (ff) pour les fonds de section</text:p>
      <text:p text:style-name="P27">- Gris clair (f9f9f9) pour l'arrière-plan général</text:p>
      <text:p text:style-name="P28">- Noir (1a1a1a) pour le texte principal</text:p>
      <text:p text:style-name="P29">-<text:s/>Typographie :<text:s/>Police Inter (400, 600, 700) chargée via Google Fonts</text:p>
      <text:p text:style-name="P30">-<text:s/>Effets visuels :<text:s/>Ombres portées sur les cartes de services/portfolio</text:p>
      <text:p text:style-name="P31"/>
      <text:p text:style-name="P32">3.2 Responsive design</text:p>
      <text:p text:style-name="P33">- Adaptation à toutes les tailles d'écran</text:p>
      <text:soft-page-break/>
      <text:p text:style-name="P34">- Grille de 3 colonnes pour les sections Services et Portfolio sur écrans larges (&gt;768px)</text:p>
      <text:p text:style-name="P35">- Contenu centré avec une largeur maximale de 1200px</text:p>
      <text:p text:style-name="P36"/>
      <text:p text:style-name="P37">4. Fonctionnalités</text:p>
      <text:p text:style-name="P38">4.1 Front-end</text:p>
      <text:p text:style-name="P39">- Bouton "Voir nos services"<text:s/>dans la section Hero (lien vers la section Services)</text:p>
      <text:p text:style-name="P40">- Formulaire de contact<text:s/>avec champs<text:s/>:</text:p>
      <text:p text:style-name="P41">- Nom (texte)</text:p>
      <text:p text:style-name="P42">- Email (validation email)</text:p>
      <text:p text:style-name="P43">- Message (texte multiligne)</text:p>
      <text:p text:style-name="P44">- Bouton d'envoi</text:p>
      <text:p text:style-name="P45"/>
      <text:p text:style-name="P46"><text:s/>4.2 Interactions</text:p>
      <text:p text:style-name="P47">- Effet de survol implicite sur les liens et boutons (non stylisé dans le code actuel)</text:p>
      <text:p text:style-name="P48">- Navigation fluide via ancres</text:p>
      <text:p text:style-name="P49"/>
      <text:p text:style-name="P50"><text:s/>5. Contenu</text:p>
      <text:p text:style-name="P51"><text:s/>5.1 Textes</text:p>
      <text:p text:style-name="P52">- Titres<text:s/>: Accroches courtes et<text:s/>percutantes</text:p>
      <text:p text:style-name="P53">- Descriptions<text:s/>: Phrases simples expliquant les services/projets</text:p>
      <text:p text:style-name="P54">- Témoignage<text:s/>: Citation d'un client satisfait</text:p>
      <text:p text:style-name="P55"/>
      <text:p text:style-name="P56"><text:s/>5.2 Éléments visuels</text:p>
      <text:p text:style-name="P57">- Structure actuelle<text:s/>: Basée sur du texte uniquement</text:p>
      <text:p text:style-name="P58">- Évolution possible :<text:s/>Intégration d'icônes,<text:s/>images de projets, photos d'équipe</text:p>
      <text:p text:style-name="P59"/>
      <text:p text:style-name="P60"><text:s/>6. Technologies utilisées</text:p>
      <text:p text:style-name="P61">- HTML5<text:s/>: Structure sémantique</text:p>
      <text:p text:style-name="P62">- CSS3<text:s/>: Styles personnalisés</text:p>
      <text:p text:style-name="P63">- Responsive<text:s/>: Media queries pour l'adaptation mobile</text:p>
      <text:p text:style-name="P64">- Pas de JavaScript<text:s/>dans la version actuelle</text:p>
      <text:p text:style-name="P65"/>
      <text:p text:style-name="P66"><text:s/>7. Hébergement et maintenance</text:p>
      <text:soft-page-break/>
      <text:p text:style-name="P67">- Domaine<text:s/>: À définir (non spécifié dans le code)</text:p>
      <text:p text:style-name="P68">- Hébergement<text:s/>: Compatible avec les fichiers statiques HTML/CSS</text:p>
      <text:p text:style-name="P69">- Maintenance<text:s/>: Mises à jour manuelles du contenu via modification du code source</text:p>
      <text:p text:style-name="P70"/>
      <text:p text:style-name="P71"><text:s/>8. Évolutions possibles</text:p>
      <text:p text:style-name="P72">1. Ajout de JavaScript pour<text:s/>:</text:p>
      <text:p text:style-name="P73">- Validation du formulaire</text:p>
      <text:p text:style-name="P74">- Animations</text:p>
      <text:p text:style-name="P75">- Carrousel de témoignages</text:p>
      <text:p text:style-name="P76">2. Intégration d'un CMS pour permettre des mises à jour sans modification du code</text:p>
      <text:p text:style-name="P77">3. Ajout de pages supplémentaires (Blog, À propos, Équipe)</text:p>
      <text:p text:style-name="P78">4. Optimisation SEO (balises meta,<text:s/>sémantique améliorée)</text:p>
      <text:p text:style-name="P79">5. Intégration d'analytics pour le suivi des visiteurs</text:p>
      <text:p text:style-name="P80"/>
      <text:p text:style-name="P81"><text:s/>9. Contraintes techniques</text:p>
      <text:p text:style-name="P82">- Compatibilité<text:s/>: Navigateurs modernes (prise en charge de CSS Grid et Flexbox)</text:p>
      <text:p text:style-name="P83">- Performance<text:s/>: Chargement rapide (police externe mais pas d'images lourdes)</text:p>
      <text:p text:style-name="P84">- Accessibilité<text:s/>: À améliorer (labels manquants pour le formulaire, contrastes à vérifier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pc</dc:creator>
    <meta:creation-date>2025-04-12T13:54:00Z</meta:creation-date>
    <dc:date>2025-04-12T14:42:00Z</dc:date>
    <meta:template xlink:href="Normal" xlink:type="simple"/>
    <meta:editing-cycles>2</meta:editing-cycles>
    <meta:editing-duration>PT1200S</meta:editing-duration>
    <meta:document-statistic meta:page-count="3" meta:paragraph-count="6" meta:word-count="500" meta:character-count="3246" meta:row-count="22" meta:non-whitespace-character-count="2752"/>
  </office:meta>
</office:document-meta>
</file>